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Shabbat zakhor; Alliance isra<text:span text:style-name="T2">é</text:span><text:span text:style-name="T3">lite universelle</text:span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Sabbath before Purim [Hebrew]/</text:p>
      <text:p text:style-name="P7">on the Alliance/</text:p>
      <text:p text:style-name="P7"/>
      <text:p text:style-name="P6">[Page 1]</text:p>
      <text:p text:style-name="P6">"The Jews had light" <text:s/>[Hebrew]/ <text:s/>Brethren. <text:s/>Let us be thankful for every sign of a/ soul-illumining progress. <text:s/>The sentiment of charity inborn with/ the people, whom the ancients have deservedly called/ [Hebrew]--the coheirs of mercy--is assuming/ among American Jews, a <text:span text:style-name="T4">more cordial form</text:span><text:span text:style-name="T6"> brighter aspect than/ heretofore. <text:s/>All sentient beings are prompted/ to relieve want when men hunger, or women and/ children shiver with cold. <text:s/>The sight of/ human suffering arouses within </text:span><text:span text:style-name="T4">us</text:span><text:span text:style-name="T6"> our breasts a wish to/ lessen it by personal exertions. <text:s/>But many who/ will stretch forth a helping hand to prevent fellow/ creatures sinking from sheer destitution, or </text:span><text:span text:style-name="T4">acute</text:span><text:span text:style-name="T6"> from prostrating/ diseases, will often refuse assistance, when the object/ of pity is not under their immediate vision, or when/ its </text:span><text:span text:style-name="T4">does</text:span><text:span text:style-name="T6"> needs do not appeal to their corporeal senses. <text:s/>If an active/ cooperation is asked towards benefitting[sic!] the lowly/ by opening a new path which may lead to the gaining/ of self esteem and self-dependence, those individuals,/ considered otherwise charitable, will withhold it, because/ their minds are unable to grasp the progressive idea./ <text:s/>Charity bears in their conception a certain defined limitation./</text:span></text:p>
      <text:p text:style-name="P6"><text:span text:style-name="T6"/></text:p>
      <text:p text:style-name="P6"><text:span text:style-name="T6">[Page 2]</text:span></text:p>
      <text:p text:style-name="P6"><text:span text:style-name="T6">Some time ago, when I undertook to popularize/ the "Universal Jewish Alliance", I urged its/ claims in </text:span><text:soft-page-break/><text:span text:style-name="T6">the presence of a wealthy coreligionist/ of New York, known for his labors in beneficial/ Societies. <text:s/>My pleading met with a repulse, for/ the reason that poverty among Jews is on the/ increase in the United States. <text:s/>He whom I addressed/ could not be argued into a realization of the facts,/ that to provide for the mental elevation of the ab-/-ject among our race is real philanthropy, even if/ our beneficiaries </text:span><text:span text:style-name="T4">be</text:span><text:span text:style-name="T6"> dwell thousands of miles away. <text:s/>The/ New Yorker insisted that American money, as he termed it, ought/ not to leave this side of the Atlantic, to aid in-/-stitutions in foreign lands. <text:s/>I rejoice that such/ a narrow thought is not shared by all my/ brethren. <text:s/>Last year, the twenty fifth an-/-niversary of the parent Association in Paris, inau-/-gurated a promising future for the </text:span><text:span text:style-name="T7">Alliance</text:span><text:span text:style-name="T8">, both/ in our neighboring city and elsewhere. <text:s/>The Union/ of all Congregations to the </text:span><text:span text:style-name="T5">same</text:span><text:span text:style-name="T8"> one identical purpose, which I/ had advocated in a writing was not effected, </text:span><text:span text:style-name="T5">through</text:span><text:span text:style-name="T8"> owing to/ unfortunate communal jealousies still in existence./</text:span></text:p>
      <text:p text:style-name="P6"><text:span text:style-name="T8"/></text:p>
      <text:p text:style-name="P6"><text:span text:style-name="T8">[Page 3]</text:span></text:p>
      <text:p text:style-name="P6"><text:span text:style-name="T8">Nevertheless, a considerable sum gathered from separate/ religious bodies, testified to the interest which/ Israelites on the Western shores of the Ocean, take/ in those of our faith who are very nigh brutalized by persecu-/-tion on the Eastern continent. <text:s/>New branches/ of the Organization were formed, and a circular, issued/ on behalf of this Congregation, yeilded[sic!] a satisfactory/ amount. <text:s/>The mind-cramping idea that, because/ with the increase of the Hebrew population, the/ demand on our charity increases, we should not cast/ a fraternal look beyond the bounds of this country,/ has no hold on the righteous-thinking. <text:s/>It was/ a source of satisfaction to me recently to receive from/ the far West, by means of a brother-Israelite, whom/ Philadelphians well remember to respect, an attest-/-ation of philanthropy, so that through the/ branch on the Pacific coast affiliated to ours, we/ reckon now over four hundred annual subscribers./ <text:s/>That the figure is still small, all must admit./ <text:s/>We ourselves should furnish more than thirty five/ contributors to the furtherance of a </text:span><text:span text:style-name="T5">great</text:span><text:span text:style-name="T8"> national cause./</text:span></text:p>
      <text:p text:style-name="P6"><text:span text:style-name="T8"/></text:p>
      <text:p text:style-name="P6"><text:span text:style-name="T8">[Page 4]</text:span></text:p>
      <text:p text:style-name="P6"><text:span text:style-name="T8">Surely, the six organized congregations, besides/ ours, ought to present a fairer show. <text:s/>And here/ I may say, in passing, that though I was not/ made aware that cards would be distributed in my/ name soliciting subscriptions, I am gratified at/ having obtained a number of responses. <text:s/>Some,/ however, will persistently contend that the request is an injustice to/ the indigent in our own midst. <text:s/>These have a primary/ title to our consideration. <text:s/>Undoubtedly so. <text:s/>I have/ not forgotten the Rabbinical maxim [Hebrew]/ [Hebrew] "the poor of your city have precedence/ to those of others." <text:s/>Nor can I ignore the melancholy/ fact that the employment question is every day beset/ </text:span><text:span text:style-name="T5">by severer</text:span><text:span text:style-name="T8"> with more serious difficulties, and as, despite all new schemes,/ the cry of the unemployed reaches our ears, we/ dare not turn away pitilessly. <text:s/>But we,/ American Hebrews, may broaden our charity on one/ side, without necessarily restricting it on another./ <text:s/>No parallel can be drawn between the demands on/ our coreligionists abroad and on ourselves. <text:s/>There,/ countries are </text:span><text:span text:style-name="T5">ever</text:span><text:span text:style-name="T8"> crowded with a Jewish population, not/ one tenth of which will earn a bare </text:span><text:span text:style-name="T5">sufficiency</text:span><text:span text:style-name="T8"> subsistence.</text:span></text:p>
      <text:p text:style-name="P6"><text:span text:style-name="T8"/></text:p>
      <text:p text:style-name="P6"><text:span text:style-name="T8">[Page 5]</text:span></text:p>
      <text:p text:style-name="P6"><text:span text:style-name="T8">There the avenues to industry are few and narrow,/ handicraft goes unrewarded, and to augment the/ misery, every attempt to rise socially, meets with/ insuferable[sic!] political </text:span><text:span text:style-name="T5">hamperings</text:span><text:span text:style-name="T8"> impediments. <text:s/>Yet, the burden/ of </text:span><text:span text:style-name="T5">relief</text:span><text:span text:style-name="T8"> dispensing relief is carried principally by our European/ fellow-believers, and to </text:span><text:span text:style-name="T5">no insignificant</text:span><text:span text:style-name="T8"> an appreciable extent also/ by the Universal Jewish Alliance. <text:s/>We are/ accustomed to hear that Roumania promises our people's/ emancipation, and perjures herself; that she denies/ human rights and banishes journalists who denounce/ the iniquity. <text:s/>Russia we have long regarded/ as the political scourge of mankind. <text:s/>Like Gog of the Scriptures/ [Hebrew] she is looked upon [Hebrew] as the huge cloud/ overcasting the horizon of modern civilization. <text:s/>But/ we seldom contemplate countries, before which even cruel/ Roumania and Russia lose their ferocity; countries where/ our men are robbed </text:span><text:soft-page-break/><text:span text:style-name="T8">completely of their manhood/ by </text:span><text:span text:style-name="T5">brutal</text:span><text:span text:style-name="T8"> brutal subjection, our women of every sense of/ self-respect by an artfully enforced ignorance--/ Morocco the mind </text:span><text:span text:style-name="T5">brutalising</text:span><text:span text:style-name="T8"> degrading empire, Persia the/ heart-crushing, Arabia the soul-withering!/ <text:s/>Shall we, the free, the cultured, the affluent;/</text:span></text:p>
      <text:p text:style-name="P6"><text:span text:style-name="T8"/></text:p>
      <text:p text:style-name="P6"><text:span text:style-name="T8">[Page 6]</text:span></text:p>
      <text:p text:style-name="P8"><text:span text:style-name="T9">Yes,</text:span><text:span text:style-name="T8"> Aye: the rich, by way of comparison shall we make no/ effort to recall our brothers and sisters to the/ knowledge of their national past, that they may/ strive to map out for themselves a noble future?/ <text:s/>The subject of my pleading is not new. <text:s/>It is thread/ bare; so repeatedly I have discussed its merits, that/ I each time I approach it, I apprehend falling into self-plagarism. <text:s/>I/ rejoice at having been the medium </text:span><text:span text:style-name="T9">to</text:span><text:span text:style-name="T8"> of opening a current/ of fraternal sympathy between many Americans/ and their Jewishly patriotic fellow-religionists/ abroad, but I have not stronger colors with which/ to portray the </text:span><text:span text:style-name="T7">Alliance</text:span><text:span text:style-name="T8"> and render it more at-/-tractive, than to describe it as ever--the educational/ lever of down-trodden Israel. <text:s/>During the late/ contest between Servia[sic!] and Bulgaria, a regiment/ belonging to the latter was commanded by Jewish/ captains. <text:s/>In an interview, Prince Alexander addressed/ them in German. <text:s/>They answered correctly. <text:s/>Questioned/ as to the place where they had learned that language;/ they replied, in Vienna and Leipsig[sic!]. <text:s/>"</text:span><text:span text:style-name="T9">Do you know</text:span><text:span text:style-name="T8"> Can you speak/ the Bulgarian language also?" asked the prince; </text:span><text:span text:style-name="T9">asked</text:span><text:span text:style-name="T8">/ </text:span></text:p>
      <text:p text:style-name="P8"><text:span text:style-name="T8"/></text:p>
      <text:p text:style-name="P8"><text:span text:style-name="T8">[Page 7]</text:span></text:p>
      <text:p text:style-name="P8"><text:span text:style-name="T8">"Yes, Sire, all of us". <text:s/>"you mean those who move/ in a higher social circle," interrupted the prince. <text:s/>"No,"/ they rejoined "all of us. <text:s/>We are Israelites, and for our/ instruction the </text:span><text:span text:style-name="T7">Universal Alliance</text:span><text:span text:style-name="T8"> has established schools,/ where both sexes are taught the language of the/ countries we live in, besides the French." <text:s/>But/ my brethren, it is the knowledge of a self respect which will/ ultimately compel popular respect, that we,/ </text:span><text:span text:style-name="T9">my brethren</text:span><text:span text:style-name="T8">, should appreciate in the teachings/ of a </text:span><text:span text:style-name="T9">far-</text:span><text:span text:style-name="T8">wide-extended organization. <text:s/>Slow is the pro-/cess, but not profitless; painful the task but not/ thankless, expensive but with God's blessing destined/ to yield precious fruits in a generation alive to a sense/ of human dignity. <text:s/>You can win the merit of/ having assisted in that glorious resurrection./ <text:s/>Let me incite in you a wish to act philanthropically/ by setting to view two personages preeminent in the/ promotion of that sublime object. <text:s/>Baron Maurice/ De Hirsch, who in late years has covered the deficit/ of the expenses incurred by the Alliance, be the sum/ small or large, and his far-sighted and beneficent/ almoner, Chevalier Emanuel Veneziani./</text:span></text:p>
      <text:p text:style-name="P8"><text:span text:style-name="T8"/></text:p>
      <text:p text:style-name="P8"><text:span text:style-name="T8">[Page 8]</text:span></text:p>
      <text:p text:style-name="P8"><text:span text:style-name="T8">The former who, twelve years ago, donated two hundred/ thousand dollars towards the founding and maint-/-ing[sic!] of schools in the Orient, has now projected the/ establishing of industrial schools in Galicia, devoting/ to the scheme twenty thousand dollars annually./ <text:s/>His almoner has gone to the spot to draw plans/ and supervise the work with his vast experience and/ sagacious skill. <text:s/>Those two illustrious Israelites re-/-calling the exhortation of Jeremiah [Hebrew]/ "Remember</text:span><text:span text:style-name="T9">ing Jerusalem</text:span><text:span text:style-name="T8"> the Lord from after have determined likewise to build/ and let Jerusalem come up on your minds"/ in the holy city rows of houses to shelter indigent/ families of our faith deserving of succour./</text:span></text:p>
      <text:p text:style-name="P8"><text:span text:style-name="T8">Let your liberal Purim gifts to the </text:span><text:span text:style-name="T7">Alliance</text:span><text:span text:style-name="T8"> O Americans! en-/-courage that Maecenas and his faithful asso-/-ciate. <text:s/>Let </text:span><text:span text:style-name="T9">them</text:span><text:span text:style-name="T8"> De Hirsch and Veneziani hear that from Philadelphia/ proceeded the free will offerings of brethren, who/ heartily wish that all Jews may have light/ and Joy, and </text:span><text:span text:style-name="T9">gladness</text:span><text:span text:style-name="T8"> triumph and honor, in the land/ of their habitations.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2T12:45:29.69</meta:creation-date>
    <meta:document-statistic meta:table-count="0" meta:image-count="0" meta:object-count="0" meta:page-count="4" meta:paragraph-count="80" meta:word-count="1630" meta:character-count="10578"/>
    <dc:date>2012-07-12T14:10:22.55</dc:date>
    <dc:creator>Penn Libraries</dc:creator>
    <meta:editing-duration>PT00H00M20S</meta:editing-duration>
    <meta:editing-cycles>1</meta:editing-cycles>
    <meta:generator>OpenOffice.org/3.2$Win32 OpenOffice.org_project/320m12$Build-9483</meta:generator>
  </office:meta>
</office:document-meta>
</file>